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S Sans Serif" svg:font-family="'MS Sans Serif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Feuille1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NumCommande</text:p>
          </table:table-cell>
          <table:table-cell table:style-name="ce1" office:value-type="string">
            <text:p>RéfProduit</text:p>
          </table:table-cell>
          <table:table-cell table:style-name="ce1" office:value-type="string">
            <text:p>QtéCommandé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T_DETAILS_COMMANDE" table:base-cell-address="$Feuille1.$A$1" table:cell-range-address="$Feuille1.$A$1:.$C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Sans Serif" svg:font-family="'MS Sans Serif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text>Vrai</number:text>
    </number:number-style>
    <number:number-style style:name="N119P1" style:volatile="true">
      <number:text>Vrai</number:text>
    </number:number-style>
    <number:number-style style:name="N119">
      <number:text>Faux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Actif</number:text>
    </number:number-style>
    <number:number-style style:name="N120P1" style:volatile="true">
      <number:text>Actif</number:text>
    </number:number-style>
    <number:number-style style:name="N120">
      <number:text>Inactif</number:text>
      <style:map style:condition="value()&gt;0" style:apply-style-name="N120P0"/>
      <style:map style:condition="value()&lt;0" style:apply-style-name="N120P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MS Sans Serif" style:font-name-complex="MS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27cm" fo:margin-bottom="1.27cm" fo:margin-left="1.9cm" fo:margin-right="1.9cm" style:first-page-number="continue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31">31/03/2009</text:date>, <text:time>22:0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_5f_DETAILS_5f_COMMANDE" style:display-name="PageStyle_T_DETAILS_COMMAND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31T22:02:30.74</meta:creation-date>
    <dc:date>2009-03-31T22:03:31.25</dc:date>
    <meta:editing-duration>PT00H01M01S</meta:editing-duration>
    <meta:editing-cycles>1</meta:editing-cycles>
    <meta:document-statistic meta:table-count="3" meta:cell-count="63" meta:object-count="0"/>
    <meta:generator>OpenOffice.org/3.0$Win32 OpenOffice.org_project/300m15$Build-9379</meta:generator>
  </office:meta>
</office:document-meta>
</file>